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</style:style>
    <style:style style:name="P2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style:font-name="Liberation Serif" fo:font-size="12pt" fo:font-style="normal"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92696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style:font-name="Liberation Serif" fo:font-size="12pt" fo:font-style="normal" fo:font-weight="normal"/>
    </style:style>
    <style:style style:name="T6" style:family="text">
      <style:text-properties officeooo:rsid="0009cb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</text:span><text:span text:style-name="T2">na </text:span><text:span text:style-name="T3">Convocatòria de reunió</text:span><text:span text:style-name="T2"> (</text:span><text:a xlink:type="simple" xlink:href="http://sal.cime.es/WebEditor/Pagines/llibreDAVa%20OK.pdf" text:style-name="Internet_20_link" text:visited-style-name="Visited_20_Internet_20_Link"><text:span text:style-name="T4">enllaç</text:span></text:a><text:span text:style-name="T2">, pàgina 98).  En la qual el Club Marítim de Maó convoca als socis a la pròxima reunió que tindrà lloc el pròxim dilluns a les 20h a la sala d’actes del club.</text:span></text:p>
      <text:p text:style-name="P1"><text:span text:style-name="T5"/></text:p>
      <text:p text:style-name="P2">Sra. Cristina Pons Martí</text:p>
      <text:p text:style-name="P2">Presidenta del Club <text:span text:style-name="T6">Marítim de Maó</text:span></text:p>
      <text:p text:style-name="P2">C/ <text:span text:style-name="T6">Cos de Gracia</text:span>, 73. 07750 <text:span text:style-name="T6">Maó</text:span></text:p>
      <text:p text:style-name="P2">Us convoc a la propera reunió de<text:span text:style-name="T6">l club Marítim de Maó</text:span></text:p>
      <text:p text:style-name="P2"/>
      <text:p text:style-name="P2">Dia: <text:span text:style-name="T6">27</text:span> de <text:span text:style-name="T6">novembre</text:span> del 20<text:span text:style-name="T6">24</text:span></text:p>
      <text:p text:style-name="P2">Hora: 20.30 h</text:p>
      <text:p text:style-name="P2">Ordre del dia:</text:p>
      <text:p text:style-name="P2">1. Lectura i aprovació de l’acta de la sessió anterior.</text:p>
      <text:p text:style-name="P2"><text:span text:style-name="T6">2</text:span>. Admissió de nous membres a la Federació.</text:p>
      <text:p text:style-name="P2">4. Torn obert de paraules.</text:p>
      <text:p text:style-name="P2"/>
      <text:p text:style-name="P2"/>
      <text:p text:style-name="P2">Joan Antoni Taltavull Pons</text:p>
      <text:p text:style-name="P2">President de la Federació de Clubs Esportius de Menorca</text:p>
      <text:p text:style-name="P2"><text:span text:style-name="T6">Maó</text:span>, <text:span text:style-name="T6">1</text:span>5 <text:span text:style-name="T6">novembre</text:span> de 20<text:span text:style-name="T6">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58:50.995746320</meta:creation-date>
    <dc:date>2024-11-19T09:10:47.150833544</dc:date>
    <meta:editing-duration>PT7M30S</meta:editing-duration>
    <meta:editing-cycles>2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14" meta:word-count="118" meta:character-count="618" meta:non-whitespace-character-count="513"/>
  </office:meta>
</office:document-meta>
</file>